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fo:min-height="15.5cm"/>
    </style:style>
    <style:style style:name="pr8" style:family="presentation" style:parent-style-name="Blue-outline1">
      <style:graphic-properties fo:min-height="11.607cm"/>
    </style:style>
    <style:style style:name="pr9" style:family="presentation" style:parent-style-name="Blue-title">
      <style:graphic-properties fo:min-height="3.506cm"/>
    </style:style>
    <style:style style:name="pr10" style:family="presentation" style:parent-style-name="Blue-outline1">
      <style:graphic-properties fo:min-height="13.859cm"/>
    </style:style>
    <style:style style:name="pr11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font-family="'Times New Roman'" style:font-family-generic="roman" style:font-pitch="variable" fo:font-size="48pt" fo:language="en" fo:country="US" fo:font-weight="bold" style:font-size-asian="48pt" style:language-asian="en" style:country-asian="US" style:font-family-complex="'Times New Roman'" style:font-family-generic-complex="roman" style:font-pitch-complex="variable" style:font-size-complex="48pt" style:font-weight-complex="bold"/>
    </style:style>
    <style:style style:name="T2" style:family="text">
      <style:text-properties fo:font-family="'Times New Roman'" style:font-family-generic="roman" style:font-pitch="variable" fo:font-size="48pt" fo:language="en" fo:country="US" style:font-size-asian="48pt" style:language-asian="en" style:country-asian="US" style:font-family-complex="'Times New Roman'" style:font-family-generic-complex="roman" style:font-pitch-complex="variable" style:font-size-complex="4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8.681cm" svg:x="1.301cm" svg:y="0.013cm" presentation:class="title" presentation:user-transformed="true">
          <draw:text-box>
            <text:p>PDS <text:s/>PROJECT<text:line-break/><text:line-break/>INTERACTIVE MOVIE TICKET BOOKING<text:line-break/></text:p>
          </draw:text-box>
        </draw:frame>
        <draw:frame presentation:style-name="pr2" draw:text-style-name="P2" draw:layer="layout" svg:width="25.199cm" svg:height="13.86cm" svg:x="1.4cm" svg:y="7.314cm" presentation:class="outline" presentation:user-transformed="true">
          <draw:text-box>
            <text:list text:style-name="L2">
              <text:list-item>
                <text:p>MADE BY -</text:p>
              </text:list-item>
              <text:list-item>
                <text:p>1. ANIRUDDH RAMRAKHYANI</text:p>
              </text:list-item>
              <text:list-item>
                <text:p><text:s text:c="4"/>UG201113005</text:p>
              </text:list-item>
              <text:list-item>
                <text:p>2. ANURAG DHARMAWAT</text:p>
              </text:list-item>
              <text:list-item>
                <text:p><text:s text:c="4"/>UG201111005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ROBLEM STATEMENT</text:p>
          </draw:text-box>
        </draw:frame>
        <draw:frame presentation:style-name="pr5" draw:text-style-name="P4" draw:layer="layout" svg:width="25.199cm" svg:height="15.001cm" svg:x="1.4cm" svg:y="4.914cm" presentation:class="outline" presentation:user-transformed="true">
          <draw:text-box>
            <text:p><text:span text:style-name="T1">Problem statement: <text:s/></text:span><text:span text:style-name="T2">To maintain a database for a movie booking system that closely imitates online movie bookings. User will be provided with a list of movies, along with movie theaters divided according to regions. Movie timings and seat availability will also be display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SALIENT FEATURES</text:p>
          </draw:text-box>
        </draw:frame>
        <draw:frame presentation:style-name="pr7" draw:text-style-name="P5" draw:layer="layout" svg:width="25.199cm" svg:height="15.5cm" svg:x="2cm" svg:y="4.5cm" presentation:class="outline" presentation:user-transformed="true">
          <draw:text-box>
            <text:list text:style-name="L3">
              <text:list-item>
                <text:p><text:span text:style-name="T3">user can create a profile and use it in future to book tickets and avail discount and earn credit points which can be used in future.</text:span></text:p>
              </text:list-item>
              <text:list-item>
                <text:p><text:span text:style-name="T3">Movies will be available according to show timings, theaters, price, offers and discount, and <text:s/>adult ratings.</text:span></text:p>
              </text:list-item>
              <text:list-item>
                <text:p><text:span text:style-name="T3">The database would be maintained for around 15 recent releases.</text:span></text:p>
              </text:list-item>
              <text:list-item>
                <text:p><text:span text:style-name="T3">User can choose seat as desired. A matrix of vacant seats will be displayed so as to enable user to choose the seat according to position.</text:span></text:p>
              </text:list-item>
              <text:list-item>
                <text:p><text:span text:style-name="T3">User can also cancel the booked tickets 1hr before the screening of the movie</text:span></text:p>
              </text:list-item>
              <text:list-item>
                <text:p><text:span text:style-name="T3">user can book multiple shows.</text:span></text:p>
              </text:list-item>
              <text:list-item>
                <text:p><text:span text:style-name="T3">A separate login would be maintained for ticket manager that would be secured with password. </text:span></text:p>
              </text:list-item>
              <text:list-item>
                <text:p><text:span text:style-name="T3">While creating database for movies, it would contain details of movie like actors, type, release date and critics ratings.</text:span></text:p>
              </text:list-item>
              <text:list-item>
                <text:p><text:span text:style-name="T3">User can search for movies by giving a part of name or using other fields.</text:span></text:p>
              </text:list-item>
              <text:list-item>
                <text:p><text:span text:style-name="T3">Details of upcoming movie releases can also be accessed by the user</text:span></text:p>
              </text:list-item>
              <text:list-item>
                <text:p><text:span text:style-name="T3">user can also view his/her booking history and payment detail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209cm" svg:y="0.028cm" presentation:class="title" presentation:user-transformed="true">
          <draw:text-box>
            <text:p>HEADER FILES USED</text:p>
          </draw:text-box>
        </draw:frame>
        <draw:frame presentation:style-name="pr5" draw:text-style-name="P6" draw:layer="layout" svg:width="25.199cm" svg:height="13.609cm" svg:x="1.5cm" svg:y="6.514cm" presentation:class="outline" presentation:user-transformed="true">
          <draw:text-box>
            <text:list text:style-name="L2">
              <text:list-item>
                <text:p><text:span text:style-name="T4">Stdio.h</text:span></text:p>
              </text:list-item>
              <text:list-item>
                <text:p><text:span text:style-name="T4">String.h</text:span></text:p>
              </text:list-item>
              <text:list-item>
                <text:p><text:span text:style-name="T4">Stdlib.h</text:span></text:p>
              </text:list-item>
              <text:list-item>
                <text:p><text:span text:style-name="T4">Time.h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UNCTION IN PROGRAME</text:p>
          </draw:text-box>
        </draw:frame>
        <draw:frame presentation:style-name="pr5" draw:layer="layout" svg:width="25.199cm" svg:height="14.895cm" svg:x="1.1cm" svg:y="4.914cm" presentation:class="outline" presentation:user-transformed="true">
          <draw:text-box>
            <text:list text:style-name="L2">
              <text:list-item>
                <text:p>Void home( ) - display home page</text:p>
              </text:list-item>
              <text:list-item>
                <text:p>User booker (user u ) - for booking tickets</text:p>
              </text:list-item>
              <text:list-item>
                <text:p>Void history (user u) - <text:s/>display booking history</text:p>
              </text:list-item>
              <text:list-item>
                <text:p>Void ulogin ( ) - <text:s/>for user login</text:p>
              </text:list-item>
              <text:list-item>
                <text:p>Void create ( ) – for create new account</text:p>
              </text:list-item>
              <text:list-item>
                <text:p>Void elogin ( ) - executive login for entering <text:s/><text:tab/><text:tab/><text:tab/> <text:s text:c="22"/>movies</text:p>
              </text:list-item>
              <text:list-item>
                <text:p>Void release ( ) - displaying movie releases</text:p>
              </text:list-item>
              <text:list-item>
                <text:p>Void main ( ) - <text:s/>main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ext file use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1. tic.txt <text:s/>- stores tickets boked by users along <text:s text:c="20"/>with account id</text:p>
              </text:list-item>
              <text:list-item>
                <text:p>2. user.txt-stores details of user profile like <text:tab/><text:tab/><text:tab/><text:tab/><text:tab/><text:tab/><text:tab/>name, account id, password,etc.</text:p>
              </text:list-item>
              <text:list-item>
                <text:p>3. exe.txt- stores names and other details like seats avalibe in different shows, name of actors, etc. of the movies avalible for book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Data Structures Used</text:p>
          </draw:text-box>
        </draw:frame>
        <draw:frame presentation:style-name="pr8" draw:text-style-name="P7" draw:layer="layout" svg:width="24.099cm" svg:height="16.713cm" svg:x="2.5cm" svg:y="4.4cm" presentation:class="outline" presentation:user-transformed="true">
          <draw:text-box>
            <text:list text:style-name="L2">
              <text:list-item>
                <text:p><text:span text:style-name="T5">Structures have been employed to club certain data fields under one name.</text:span></text:p>
              </text:list-item>
              <text:list-item>
                <text:p><text:span text:style-name="T5">The following structures have been used:</text:span></text:p>
                <text:p><text:span text:style-name="T5">1. struct movie: for entering new movie</text:span></text:p>
                <text:p><text:span text:style-name="T5">2. struct book:for booking tickets</text:span></text:p>
                <text:p><text:span text:style-name="T5">3.struct user: for creating user profile.</text:span></text:p>
                <text:p><text:span text:style-name="T5">4.struct d: for entering date.</text:span></text:p>
                <text:p><text:span text:style-name="T5">5. struct p: for entering show specifications</text:span></text:p>
              </text:list-item>
              <text:list-item>
                <text:p><text:span text:style-name="T5">In addition object of struct d have been declared as a memeber of struct p. Also objects of struct p have been declared as a member of struct book &amp; struct movi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ile Handling functions Use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1.fread(&amp;(struct obj b),sizeof(struct obj),1,FILE *fp,)-read structure from file.</text:p>
              </text:list-item>
              <text:list-item>
                <text:p>2.fwrite(&amp;(struct obj b),sizeof(struct obj),1,FILE *fp,)-write entire structure to file.</text:p>
              </text:list-item>
              <text:list-item>
                <text:p>3.fseek(FILE *fp, position,offset);-random access to file.</text:p>
              </text:list-item>
              <text:list-item>
                <text:p>4.rewind(FILE *fp);-take file pointer to starting of file</text:p>
              </text:list-item>
              <text:list-item>
                <text:p>5.ftell(fp);-tell current position of file po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506cm" svg:x="1.301cm" svg:y="-0.006cm" presentation:class="title" presentation:user-transformed="true">
          <draw:text-box>
            <text:p>Iterative &amp; Selective <text:s/>functions used</text:p>
          </draw:text-box>
        </draw:frame>
        <draw:frame presentation:style-name="pr10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Iterative statments:</text:p>
                <text:p>1.for(initialise condition;test condition;increment varible)</text:p>
                <text:p>2.while(test conditions)</text:p>
              </text:list-item>
              <text:list-item>
                <text:p>Selective statments:</text:p>
                <text:p>if(test condition) else(test condition)</text:p>
                <text:p>goto(label) -for jumping control for switching to different screens.</text:p>
              </text:list-item>
              <text:list-item>
                <text:p>Switch for comparing different cas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301cm" svg:y="8.5cm" presentation:class="title" presentation:user-transformed="true">
          <draw:text-box>
            <text:p><text:span text:style-name="T6">THANK Y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solid" draw:fill-color="#008000" draw:fill-image-width="0cm" draw:fill-image-height="0cm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00dc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9$Build-9529</meta:generator>
    <meta:creation-date>2011-11-19T11:43:31</meta:creation-date>
    <dc:language>fi-FI</dc:language>
    <meta:editing-cycles>1</meta:editing-cycles>
    <meta:editing-duration>P0D</meta:editing-duration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